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margin-top="0cm" fo:margin-bottom="0cm" style:contextual-spacing="false" fo:text-align="center" style:justify-single-word="false"/>
      <style:text-properties officeooo:paragraph-rsid="00d5ab8f"/>
    </style:style>
    <style:style style:name="P3" style:family="paragraph" style:parent-style-name="_5f_Paragraphe">
      <style:paragraph-properties fo:text-align="center" style:justify-single-word="fals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paire_20__28_G_29_">
      <style:text-properties officeooo:rsid="00ff3616" officeooo:paragraph-rsid="00ff3616"/>
    </style:style>
    <style:style style:name="P6" style:family="paragraph" style:parent-style-name="_5f_Header_20_G_20_page_20_impaire_20__28_D_29_">
      <style:text-properties officeooo:rsid="00fc60e2" officeooo:paragraph-rsid="00fc60e2"/>
    </style:style>
    <style:style style:name="P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8" style:family="paragraph" style:parent-style-name="_5f_Header_20_N_20_page_20_paire_20__28_G_29_">
      <style:text-properties officeooo:rsid="00f84d06" officeooo:paragraph-rsid="00f84d06"/>
    </style:style>
    <style:style style:name="P9" style:family="paragraph" style:parent-style-name="_5f_Header_20_N_20_page_20_impaire_20__28_D_29_">
      <style:text-properties officeooo:rsid="010462d7" officeooo:paragraph-rsid="010462d7"/>
    </style:style>
    <style:style style:name="P10" style:family="paragraph" style:parent-style-name="_5f_Header_20_D_20_page_20_impaire_20__28_D_29_">
      <style:text-properties officeooo:rsid="00fe4814" officeooo:paragraph-rsid="00fe4814"/>
    </style:style>
    <style:style style:name="P11" style:family="paragraph" style:parent-style-name="_5f_Header_20_D_20_page_20_paire_20__28_G_29_">
      <style:text-properties officeooo:paragraph-rsid="00fe4814"/>
    </style:style>
    <style:style style:name="P12" style:family="paragraph" style:parent-style-name="_5f_Header_20_D_20_page_20_impaire_20__28_D_29_">
      <style:text-properties officeooo:rsid="0101821f" officeooo:paragraph-rsid="0101821f"/>
    </style:style>
    <style:style style:name="P13" style:family="paragraph" style:parent-style-name="_5f_Header_20_D_20_page_20_paire_20__28_G_29_">
      <style:text-properties officeooo:rsid="0101821f" officeooo:paragraph-rsid="0101821f"/>
    </style:style>
    <style:style style:name="P14" style:family="paragraph" style:parent-style-name="_5f_Header_20_M_20_page_20_impaire_20__28_D_29_">
      <style:text-properties officeooo:rsid="0101a5c8" officeooo:paragraph-rsid="0101a5c8"/>
    </style:style>
    <style:style style:name="P15" style:family="paragraph" style:parent-style-name="_5f_Header_20_M_20_page_20_paire_20__28_G_29_">
      <style:text-properties officeooo:rsid="0101a5c8" officeooo:paragraph-rsid="0101a5c8"/>
    </style:style>
    <style:style style:name="P16" style:family="paragraph" style:parent-style-name="_5f_Header_20_M_20_page_20_impaire_20__28_D_29_">
      <style:text-properties officeooo:rsid="01035d0f" officeooo:paragraph-rsid="01035d0f"/>
    </style:style>
    <style:style style:name="P17" style:family="paragraph" style:parent-style-name="_5f_Header_20_P_20_page_20_paire_20__28_G_29_">
      <style:text-properties officeooo:rsid="0107aa33" officeooo:paragraph-rsid="0107aa33"/>
    </style:style>
    <style:style style:name="P18" style:family="paragraph" style:parent-style-name="_5f_Header_20_P_20_page_20_paire_20__28_G_29_">
      <style:text-properties officeooo:rsid="0106b7af" officeooo:paragraph-rsid="0106b7af"/>
    </style:style>
    <style:style style:name="P1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20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21" style:family="paragraph" style:parent-style-name="Text_20_body">
      <style:paragraph-properties fo:text-align="center" style:justify-single-word="false"/>
      <style:text-properties style:use-window-font-color="true" loext:opacity="0%" style:font-name="Bitstream Vera Sans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.379cm"/>
        </style:tab-stops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anguage="fr" fo:country="FR" fo:font-style="normal" fo:text-shadow="none" style:text-underline-style="none" fo:font-weight="normal" fo:background-color="transparent" style:font-name-asian="OpenSymbol1" style:font-size-asian="10pt" style:language-asian="fr" style:country-asian="FR" style:font-style-asian="normal" style:font-weight-asian="normal" style:font-name-complex="OpenSymbol1" style:font-size-complex="10pt" style:font-style-complex="normal" style:font-weight-complex="normal" style:text-emphasize="none" style:font-relief="none"/>
    </style:style>
    <style:style style:name="P23" style:family="paragraph" style:parent-style-name="_5f_Paragraphe">
      <style:paragraph-properties fo:margin-top="0cm" fo:margin-bottom="0cm" style:contextual-spacing="false"/>
      <style:text-properties officeooo:paragraph-rsid="00d5ab8f"/>
    </style:style>
    <style:style style:name="P24" style:family="paragraph" style:parent-style-name="_5f_Paragraphe">
      <style:text-properties officeooo:paragraph-rsid="00cdbd01"/>
    </style:style>
    <style:style style:name="P25" style:family="paragraph" style:parent-style-name="_5f_Paragraphe">
      <style:text-properties officeooo:paragraph-rsid="00d35329"/>
    </style:style>
    <style:style style:name="P26" style:family="paragraph" style:parent-style-name="_5f_Paragraphe">
      <style:text-properties officeooo:paragraph-rsid="00d1d47b"/>
    </style:style>
    <style:style style:name="P27" style:family="paragraph" style:parent-style-name="_5f_Paragraphe">
      <style:text-properties officeooo:paragraph-rsid="00bfa784"/>
    </style:style>
    <style:style style:name="P28" style:family="paragraph" style:parent-style-name="_5f_Paragraphe_5f_Réponse_5f_Pointillés_5f_Grisés">
      <style:text-properties officeooo:paragraph-rsid="00bfa784"/>
    </style:style>
    <style:style style:name="P29" style:family="paragraph" style:parent-style-name="_5f_Paragraphe">
      <style:text-properties officeooo:paragraph-rsid="00c039a9"/>
    </style:style>
    <style:style style:name="P30" style:family="paragraph" style:parent-style-name="_5f_Paragraphe_5f_Réponse_5f_Pointillés_5f_Grisés">
      <style:text-properties officeooo:paragraph-rsid="00c039a9"/>
    </style:style>
    <style:style style:name="P31" style:family="paragraph" style:parent-style-name="_5f_Paragraphe_5f_Réponse_5f_Elève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paragraph-rsid="00d35329"/>
    </style:style>
    <style:style style:name="P32" style:family="paragraph" style:parent-style-name="_5f_Paragraphe_5f_Réponse_5f_Pointillés_5f_Grisés">
      <loext:graphic-properties draw:fill-hatch-name="hatch"/>
      <style:paragraph-properties fo:margin-top="0.101cm" fo:margin-bottom="0.101cm" style:contextual-spacing="false" fo:line-height="100%"/>
      <style:text-properties officeooo:paragraph-rsid="00da0c67"/>
    </style:style>
    <style:style style:name="P33" style:family="paragraph" style:parent-style-name="_5f_Paragraphe_5f_Réponse_5f_Pointillés_5f_Grisés">
      <loext:graphic-properties draw:fill-hatch-name="hatch"/>
      <style:paragraph-properties fo:margin-top="0.101cm" fo:margin-bottom="0.101cm" style:contextual-spacing="false" fo:line-height="100%"/>
      <style:text-properties officeooo:paragraph-rsid="00bfa784"/>
    </style:style>
    <style:style style:name="P34" style:family="paragraph" style:parent-style-name="_5f_Paragraphe_5f_Réponse_5f_Pointillés_5f_Grisés">
      <loext:graphic-properties draw:fill-gradient-name="gradient" draw:fill-hatch-name="hatch"/>
      <style:paragraph-properties fo:margin-top="0cm" fo:margin-bottom="0cm" style:contextual-spacing="false"/>
    </style:style>
    <style:style style:name="P35" style:family="paragraph" style:parent-style-name="_5f_Paragraphe_5f_Réponse_5f_Pointillés_5f_Grisés">
      <style:text-properties officeooo:paragraph-rsid="00d8e33e"/>
    </style:style>
    <style:style style:name="P36" style:family="paragraph" style:parent-style-name="_5f_Paragraphe_5f_Réponse_5f_Pointillés_5f_Grisés">
      <style:text-properties officeooo:paragraph-rsid="00c6fbc8"/>
    </style:style>
    <style:style style:name="P37" style:family="paragraph" style:parent-style-name="_5f_Paragraphe_5f_Réponse_5f_Pointillés_5f_Grisés">
      <loext:graphic-properties draw:fill-gradient-name="gradient" draw:fill-hatch-name="hatch"/>
      <style:paragraph-properties fo:margin-top="0cm" fo:margin-bottom="0cm" style:contextual-spacing="false" fo:line-height="0.7cm"/>
    </style:style>
    <style:style style:name="P38" style:family="paragraph" style:parent-style-name="_5f_Paragraphe" style:master-page-name="SERIE_5f_NUMERIQUE_5f_CLR_5f_d7e12c_5f_2COL">
      <style:paragraph-properties style:page-number="auto"/>
    </style:style>
    <style:style style:name="P39" style:family="paragraph" style:parent-style-name="_5f_Footer_20_page_20_impaire_20__28_D_29_"/>
    <style:style style:name="P40" style:family="paragraph" style:parent-style-name="_5f_Footer_20_page_20_impaire_20__28_D_29_">
      <style:text-properties officeooo:paragraph-rsid="01316a8b"/>
    </style:style>
    <style:style style:name="P4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4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43" style:family="paragraph" style:parent-style-name="_5f_Footer_20_page_20_paire_20__28_G_29_"/>
    <style:style style:name="P44" style:family="paragraph" style:parent-style-name="_5f_Footer_20_page_20_paire_20__28_G_29_">
      <style:text-properties officeooo:paragraph-rsid="01316a8b"/>
    </style:style>
    <style:style style:name="P45" style:family="paragraph" style:parent-style-name="_5f_Footer_20_page_20_paire_20__28_G_29_">
      <style:text-properties officeooo:paragraph-rsid="01336347"/>
    </style:style>
    <style:style style:name="P46" style:family="paragraph" style:parent-style-name="_5f_Footer_20_page_20_paire_20__28_G_29_">
      <style:text-properties officeooo:paragraph-rsid="0135ac9e"/>
    </style:style>
    <style:style style:name="P47" style:family="paragraph" style:parent-style-name="_5f_Footer_20_page_20_paire_20__28_G_29_">
      <style:text-properties officeooo:paragraph-rsid="01397109"/>
    </style:style>
    <style:style style:name="P48" style:family="paragraph" style:parent-style-name="_5f_Footer_20_page_20_paire_20__28_G_29_">
      <style:text-properties officeooo:paragraph-rsid="013b50d8"/>
    </style:style>
    <style:style style:name="P49" style:family="paragraph" style:parent-style-name="_5f_Footer_20_page_20_paire_20__28_G_29_">
      <style:text-properties officeooo:paragraph-rsid="013c280e"/>
    </style:style>
    <style:style style:name="P50" style:family="paragraph" style:parent-style-name="_5f_Footer_20_page_20_paire_20__28_G_29_">
      <style:text-properties officeooo:paragraph-rsid="0142af40"/>
    </style:style>
    <style:style style:name="P5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5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5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54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55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7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8" style:family="paragraph" style:parent-style-name="_5f_Paragraphe_5f_Réponse_5f_Elève_5f_Fractions_5f_numéroté" style:list-style-name="_5f_Numérotation_20_des_20_exercices"/>
    <style:style style:name="P59" style:family="paragraph" style:parent-style-name="_5f_Paragraphe_5f_Réponse_5f_Elève_5f_numéroté" style:list-style-name="_5f_Numérotation_20_des_20_exercices"/>
    <style:style style:name="P60" style:family="paragraph" style:parent-style-name="_5f_Paragraphe_5f_avec_5f_Num_5f_Question" style:list-style-name="_5f_Numérotation_20_des_20_exercices"/>
    <style:style style:name="P61" style:family="paragraph" style:parent-style-name="_5f_Paragraphe_5f_avec_5f_Num_5f_Question" style:list-style-name="_5f_Numérotation_20_des_20_exercices">
      <style:text-properties officeooo:paragraph-rsid="00dcce74"/>
    </style:style>
    <style:style style:name="P62" style:family="paragraph" style:parent-style-name="_5f_Paragraphe_5f_avec_5f_Num_5f_Question" style:list-style-name="_5f_Numérotation_20_des_20_exercices">
      <style:text-properties officeooo:paragraph-rsid="00bfa784"/>
    </style:style>
    <style:style style:name="P63" style:family="paragraph" style:parent-style-name="_5f_Premier_5f_Titre_5f_Exercices_5f_avec_5f_Num_5f_Exo_5f_sans_5f_Titre" style:list-style-name="_5f_Numérotation_20_des_20_exercices"/>
    <style:style style:name="P64" style:family="paragraph" style:parent-style-name="_5f_Titre_5f_Exercices_5f_sans_5f_Titre" style:list-style-name="_5f_Numérotation_20_des_20_exercices"/>
    <style:style style:name="P65" style:family="paragraph" style:parent-style-name="_5f_Titre_5f_Exercices_5f_sans_5f_Titre" style:list-style-name="_5f_Numérotation_20_des_20_exercices">
      <loext:graphic-properties draw:fill-gradient-name="gradient" draw:fill-hatch-name="hatch"/>
      <style:paragraph-properties fo:margin-top="0.199cm" fo:margin-bottom="0.101cm" style:contextual-spacing="false"/>
    </style:style>
    <style:style style:name="P66" style:family="paragraph" style:parent-style-name="_5f_Titre_5f_Exercices_5f_sans_5f_Titre" style:list-style-name="_5f_Numérotation_20_des_20_exercices">
      <style:text-properties officeooo:paragraph-rsid="00dcce74"/>
    </style:style>
    <style:style style:name="P67" style:family="paragraph" style:parent-style-name="_5f_Titre_5f_Exercices_5f_sans_5f_Titre" style:list-style-name="_5f_Numérotation_20_des_20_exercices">
      <style:text-properties officeooo:paragraph-rsid="00c6fbc8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="solid" draw:fill-color="#d7e12c"/>
    </style:style>
    <style:style style:name="P71" style:family="paragraph">
      <loext:graphic-properties draw:fill="solid" draw:fill-color="#9d0f89"/>
    </style:style>
    <style:style style:name="P72" style:family="paragraph">
      <loext:graphic-properties draw:fill="solid" draw:fill-color="#f99e06"/>
    </style:style>
    <style:style style:name="P73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4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75" style:family="paragraph">
      <loext:graphic-properties draw:fill="solid" draw:fill-color="#d62e4e"/>
    </style:style>
    <style:style style:name="P76" style:family="paragraph">
      <loext:graphic-properties draw:fill="solid" draw:fill-color="#7fb241"/>
    </style:style>
    <style:style style:name="P77" style:family="paragraph">
      <loext:graphic-properties draw:fill="solid" draw:fill-color="#1ca2b8"/>
    </style:style>
    <style:style style:name="P7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fo:language="zxx" fo:country="none" officeooo:rsid="00d35329" style:language-asian="zxx" style:country-asian="none"/>
    </style:style>
    <style:style style:name="T11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2" style:family="text">
      <style:text-properties fo:language="zxx" fo:country="none" fo:font-weight="normal" officeooo:rsid="00d35329" style:language-asian="zxx" style:country-asian="none" style:font-weight-asian="normal" style:font-weight-complex="normal"/>
    </style:style>
    <style:style style:name="T13" style:family="text">
      <style:text-properties fo:language="zxx" fo:country="none" style:text-underline-style="solid" style:text-underline-width="bold" style:text-underline-color="#ff0000" style:language-asian="zxx" style:country-asian="none"/>
    </style:style>
    <style:style style:name="T14" style:family="text">
      <style:text-properties fo:language="zxx" fo:country="none" style:text-underline-style="solid" style:text-underline-width="bold" style:text-underline-color="#ff0000" officeooo:rsid="00d35329" style:language-asian="zxx" style:country-asian="none"/>
    </style:style>
    <style:style style:name="T15" style:family="text">
      <style:text-properties fo:language="fr" fo:country="FR" style:language-asian="fr" style:country-asian="F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c26844" style:font-weight-asian="normal" style:font-weight-complex="normal"/>
    </style:style>
    <style:style style:name="T18" style:family="text">
      <style:text-properties fo:font-weight="normal" officeooo:rsid="00c408f6" style:font-weight-asian="normal" style:font-weight-complex="normal"/>
    </style:style>
    <style:style style:name="T19" style:family="text">
      <style:text-properties fo:font-weight="normal" officeooo:rsid="00daed10" style:font-weight-asian="normal" style:font-weight-complex="normal"/>
    </style:style>
    <style:style style:name="T20" style:family="text">
      <style:text-properties fo:font-weight="normal" officeooo:rsid="00c66000" style:font-weight-asian="normal" style:font-weight-complex="normal"/>
    </style:style>
    <style:style style:name="T21" style:family="text">
      <style:text-properties fo:font-weight="normal" officeooo:rsid="00e83763" style:font-weight-asian="normal" style:font-weight-complex="normal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officeooo:rsid="00bf5251" style:font-size-asian="13pt" style:font-style-asian="italic" style:font-size-complex="13pt" style:font-style-complex="italic"/>
    </style:style>
    <style:style style:name="T24" style:family="text">
      <style:text-properties officeooo:rsid="00bfa784"/>
    </style:style>
    <style:style style:name="T25" style:family="text">
      <style:text-properties style:text-underline-style="solid" style:text-underline-width="bold" style:text-underline-color="#ff0000"/>
    </style:style>
    <style:style style:name="T26" style:family="text">
      <style:text-properties officeooo:rsid="00c582ee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c66000" style:font-size-asian="10pt" style:font-size-complex="10pt"/>
    </style:style>
    <style:style style:name="T29" style:family="text">
      <style:text-properties fo:font-size="10pt" officeooo:rsid="00bfa784" style:font-size-asian="10pt" style:font-size-complex="10pt"/>
    </style:style>
    <style:style style:name="T30" style:family="text">
      <style:text-properties fo:font-size="10pt" officeooo:rsid="00bbf18b" style:font-size-asian="10pt" style:font-size-complex="10pt"/>
    </style:style>
    <style:style style:name="T31" style:family="text">
      <style:text-properties fo:font-size="10pt" officeooo:rsid="00d7f6fa" style:font-size-asian="10pt" style:font-size-complex="10pt"/>
    </style:style>
    <style:style style:name="T32" style:family="text">
      <style:text-properties fo:font-size="10pt" officeooo:rsid="00dcce74" style:font-size-asian="10pt" style:font-size-complex="10pt"/>
    </style:style>
    <style:style style:name="T33" style:family="text">
      <style:text-properties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d5cf84" style:font-size-asian="10pt" style:font-weight-asian="normal" style:font-size-complex="10pt" style:font-weight-complex="normal"/>
    </style:style>
    <style:style style:name="T35" style:family="text">
      <style:text-properties officeooo:rsid="00d35329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daed10"/>
    </style:style>
    <style:style style:name="T38" style:family="text">
      <style:text-properties officeooo:rsid="00e14a7c"/>
    </style:style>
    <style:style style:name="T39" style:family="text">
      <style:text-properties style:font-size-asian="10pt" style:font-size-complex="10pt"/>
    </style:style>
    <style:style style:name="T40" style:family="text">
      <style:text-properties officeooo:rsid="00bf5251" style:font-size-asian="10pt" style:font-style-asian="italic" style:font-size-complex="10pt" style:font-style-complex="italic"/>
    </style:style>
    <style:style style:name="T41" style:family="text">
      <style:text-properties officeooo:rsid="00e5bf55"/>
    </style:style>
    <style:style style:name="T42" style:family="text">
      <style:text-properties officeooo:rsid="00e83763"/>
    </style:style>
    <style:style style:name="T43" style:family="text"/>
    <style:style style:name="T4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padding-left="0cm" fo:padding-right="0cm" fo:padding-top="0.049cm" fo:padding-bottom="0.049cm" fo:border="0.06pt solid #000000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2364*" fo:start-indent="0cm" fo:end-indent="0.15cm"/>
          <style:column style:rel-width="2824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198cm">
          <style:column-sep style:width="0.035cm" style:color="#808080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draw:g text:anchor-type="paragraph" draw:z-index="90" draw:name="Forme5" draw:style-name="gr7"><draw:custom-shape draw:style-name="gr8" draw:text-style-name="P74" svg:width="3.964cm" svg:height="0.641cm" draw:transform="skewX (0.00279252680319092) rotate (0.0872664625997165) translate (-0.518583333333333cm -0.296333333333333cm)"><text:p text:style-name="P73"><text:span text:style-name="T4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2" draw:name="Cadre3" text:anchor-type="char" svg:x="0.108cm" svg:y="0.342cm" svg:width="9.135cm" draw:z-index="89"><draw:text-box fo:min-height="3.93cm"><text:section text:style-name="Sect1" text:name="Section11"><text:p text:style-name="Text_20_body"><text:span text:style-name="_5f_Caractères_5f_gras"><text:span text:style-name="T11">Calcule A = 7 + 2 × (5 + 7) − 5.</text:span></text:span></text:p><text:h text:style-name="_5f_Paragraphe" text:outline-level="1"><text:span text:style-name="_5f_Numéros_20_second_20_exercices">Correction</text:span></text:h><text:section text:style-name="Sect1" text:name="Section3"><text:h text:style-name="_5f_Paragraphe" text:outline-level="1"><text:span text:style-name="_5f_Caractères">A</text:span><text:span text:style-name="_5f_Caractères"><text:span text:style-name="T9"> </text:span></text:span><text:span text:style-name="_5f_Caractères_5f_gras"><text:span text:style-name="T9">=</text:span></text:span><text:span text:style-name="_5f_Caractères"><text:span text:style-name="T9"> </text:span></text:span><text:span text:style-name="_5f_Caractères">7</text:span><text:span text:style-name="_5f_Caractères"><text:span text:style-name="T9"> + </text:span></text:span><text:span text:style-name="_5f_Caractères">2</text:span><text:span text:style-name="_5f_Caractères"><text:span text:style-name="T9"> × </text:span></text:span><text:span text:style-name="_5f_Caractères">(</text:span><text:span text:style-name="_5f_Caractères"><text:span text:style-name="T25">5</text:span></text:span><text:span text:style-name="_5f_Caractères"><text:span text:style-name="T13"> + </text:span></text:span><text:span text:style-name="_5f_Caractères"><text:span text:style-name="T25">7</text:span></text:span><text:span text:style-name="_5f_Caractères">)− 5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"><text:span text:style-name="T9"> 7 + </text:span></text:span><text:span text:style-name="_5f_Caractères"><text:span text:style-name="T13">2 ×</text:span></text:span><text:span text:style-name="_5f_Caractères"><text:span text:style-name="T14"> </text:span></text:span><text:span text:style-name="_5f_Caractères"><text:span text:style-name="T13">12</text:span></text:span><text:span text:style-name="_5f_Caractères"><text:span text:style-name="T14"> </text:span></text:span><text:span text:style-name="_5f_Caractères"><text:span text:style-name="T9">− 5</text:span>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"><text:span text:style-name="T9"> </text:span></text:span><text:span text:style-name="_5f_Caractères"><text:span text:style-name="T13">7 +</text:span></text:span><text:span text:style-name="_5f_Caractères"><text:span text:style-name="T14"> </text:span></text:span><text:span text:style-name="_5f_Caractères"><text:span text:style-name="T13">24</text:span></text:span><text:span text:style-name="_5f_Caractères"><text:span text:style-name="T14"> </text:span></text:span><text:span text:style-name="_5f_Caractères"><text:span text:style-name="T9">− 5</text:span>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"><text:span text:style-name="T10"> </text:span></text:span><text:span text:style-name="_5f_Caractères"><text:span text:style-name="T13">31</text:span></text:span><text:span text:style-name="_5f_Caractères"><text:span text:style-name="T14"> </text:span></text:span><text:span text:style-name="_5f_Caractères"><text:span text:style-name="T13">−</text:span></text:span><text:span text:style-name="_5f_Caractères"><text:span text:style-name="T14"> </text:span></text:span><text:span text:style-name="_5f_Caractères"><text:span text:style-name="T13">5</text:span>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_5f_gras"><text:span text:style-name="T10"> </text:span></text:span><text:span text:style-name="_5f_Caractères_5f_gras"><text:span text:style-name="T12">2</text:span></text:span><text:span text:style-name="_5f_Caractères"><text:span text:style-name="T9">6</text:span></text:span></text:h></text:section></text:section></draw:text-box></draw:frame><text:span text:style-name="_5f_Caractères_5f_gras"/></text:h>
      <text:list xml:id="list4009397305" text:style-name="_5f_Numérotation_20_des_20_exercices">
        <text:list-item>
          <text:h text:style-name="P65" text:outline-level="1"><text:span text:style-name="_5f_Caractères">Effectue les calculs suivants en soulignant l’opération que tu effectues.</text:span></text:h>
        </text:list-item>
      </text:list>
      <text:section text:style-name="Sect1" text:name="Section40">
        <text:h text:style-name="_5f_Paragraphe" text:outline-level="1"><text:span text:style-name="_5f_Caractères"><text:span text:style-name="T38">A</text:span></text:span><text:span text:style-name="_5f_Caractères"> = 25 − (8 − 3) + 1</text:span></text:h>
        <text:p text:style-name="P31"><text:span text:style-name="_5f_Caractères"><text:span text:style-name="T38">A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A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A</text:span></text:span><text:span text:style-name="_5f_Caractères"> = </text:span><text:span text:style-name="_5f_pointillés_20_gris"><text:tab/></text:span></text:p>
        <text:list xml:id="list235450461286737" text:continue-numbering="true" text:style-name="_5f_Numérotation_20_des_20_exercices">
          <text:list-item>
            <text:list>
              <text:list-header>
                <text:p text:style-name="P60"><text:span text:style-name="_5f_Caractères"><text:span text:style-name="T38">B</text:span></text:span><text:span text:style-name="_5f_Caractères"> = 25 − 8 − (3 + 1)</text:span></text:p>
              </text:list-header>
            </text:list>
          </text:list-item>
        </text:list>
        <text:p text:style-name="P31"><text:span text:style-name="_5f_Caractères"><text:span text:style-name="T38">B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B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B</text:span></text:span><text:span text:style-name="_5f_Caractères"> = </text:span><text:span text:style-name="_5f_pointillés_20_gris"><text:tab/></text:span></text:p>
        <text:h text:style-name="_5f_Paragraphe" text:outline-level="1"><text:span text:style-name="_5f_Caractères"><text:span text:style-name="T38">C</text:span></text:span><text:span text:style-name="_5f_Caractères"> = 25 − (8 − 3 + 1)</text:span></text:h>
        <text:p text:style-name="P31"><text:span text:style-name="_5f_Caractères"><text:span text:style-name="T38">C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C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C</text:span></text:span><text:span text:style-name="_5f_Caractères"> = </text:span><text:span text:style-name="_5f_pointillés_20_gris"><text:tab/></text:span></text:p>
        <text:h text:style-name="_5f_Paragraphe" text:outline-level="1"><text:span text:style-name="_5f_Caractères"><text:span text:style-name="T38">D</text:span></text:span><text:span text:style-name="_5f_Caractères"> = 18 − [4 × (5 − 3) + 2]</text:span></text:h>
        <text:p text:style-name="P31"><text:span text:style-name="_5f_Caractères"><text:span text:style-name="T38">D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D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D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D</text:span></text:span><text:span text:style-name="_5f_Caractères"> = </text:span><text:span text:style-name="_5f_pointillés_20_gris"><text:tab/></text:span></text:p>
        <text:h text:style-name="_5f_Paragraphe" text:outline-level="1"><text:span text:style-name="_5f_Caractères"><text:span text:style-name="T38">E</text:span></text:span><text:span text:style-name="_5f_Caractères"> = 24 ÷ [8 − (3 + 1)]</text:span></text:h>
        <text:p text:style-name="P31"><text:span text:style-name="_5f_Caractères"><text:span text:style-name="T38">E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E</text:span></text:span><text:span text:style-name="_5f_Caractères"> = </text:span><text:span text:style-name="_5f_pointillés_20_gris"><text:tab/></text:span></text:p>
        <text:p text:style-name="P31"><text:span text:style-name="_5f_Caractères"><text:span text:style-name="T38">E</text:span></text:span><text:span text:style-name="_5f_Caractères"> = </text:span><text:span text:style-name="_5f_pointillés_20_gris"><text:tab/></text:span></text:p>
        <text:h text:style-name="_5f_Paragraphe" text:outline-level="1"><text:span text:style-name="_5f_Caractères"><text:span text:style-name="T38">F</text:span></text:span><text:span text:style-name="_5f_Caractères"><text:span text:style-name="T35"> = </text:span></text:span><text:span text:style-name="_5f_Caractères">[2 + 0,1 × (5 + 3)] ÷ 4</text:span></text:h>
        <text:p text:style-name="P31"><text:span text:style-name="_5f_Caractères"><text:span text:style-name="T38">F</text:span></text:span><text:span text:style-name="_5f_Caractères"><text:span text:style-name="T35"> = </text:span></text:span><text:span text:style-name="_5f_pointillés_20_gris"><text:tab/></text:span></text:p>
        <text:p text:style-name="P31"><text:span text:style-name="_5f_Caractères"><text:span text:style-name="T38">F</text:span></text:span><text:span text:style-name="_5f_Caractères"><text:span text:style-name="T35"> = </text:span></text:span><text:span text:style-name="_5f_pointillés_20_gris"><text:tab/></text:span></text:p>
        <text:p text:style-name="P31"><text:span text:style-name="_5f_Caractères"><text:span text:style-name="T38">F</text:span></text:span><text:span text:style-name="_5f_Caractères"><text:span text:style-name="T35"> = </text:span></text:span><text:span text:style-name="_5f_pointillés_20_gris"><text:tab/></text:span></text:p>
        <text:p text:style-name="P31"><text:span text:style-name="_5f_Caractères"><text:span text:style-name="T38">F</text:span></text:span><text:span text:style-name="_5f_Caractères"><text:span text:style-name="T35"> = </text:span></text:span><text:span text:style-name="_5f_pointillés_20_gris"><text:tab/></text:span></text:p>
      </text:section>
      <text:list xml:id="list235449416028712" text:continue-numbering="true" text:style-name="_5f_Numérotation_20_des_20_exercices">
        <text:list-item>
          <text:h text:style-name="P64" text:outline-level="1"><text:span text:style-name="_5f_Caractères"><text:span text:style-name="T16">Observe puis calcule astucieusement les expressions </text:span></text:span><text:span text:style-name="_5f_Caractères"><text:span text:style-name="T18">numériques </text:span></text:span><text:span text:style-name="_5f_Caractères"><text:span text:style-name="T16">suivantes.</text:span></text:span></text:h>
          <text:list>
            <text:list-item>
              <text:p text:style-name="P59"><text:span text:style-name="_5f_Caractères">(52 × 321 − 18 × 25) × (2 × 31 − 62) = </text:span><text:span text:style-name="_5f_pointillés_20_gris"><text:tab/>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xml:id="list235450961178860" text:continue-numbering="true" text:style-name="_5f_Numérotation_20_des_20_exercices">
        <text:list-item>
          <text:list>
            <text:list-item>
              <text:p text:style-name="P59"><text:span text:style-name="_5f_Caractères">(78 + 7 × 27) ÷ (78 + 7 × 27) = </text:span><text:span text:style-name="_5f_pointillés_20_gris"><text:tab/></text:span></text:p>
            </text:list-item>
          </text:list>
        </text:list-item>
      </text:list>
      <text:p text:style-name="_5f_Paragraphe_5f_Réponse_5f_Elève"><text:span text:style-name="_5f_pointillés_20_gris"><text:tab/></text:span></text:p>
      <text:list xml:id="list235449456394958" text:continue-numbering="true" text:style-name="_5f_Numérotation_20_des_20_exercices">
        <text:list-item>
          <text:list>
            <text:list-item>
              <text:p text:style-name="P59"><text:span text:style-name="_5f_Caractères">0,4 × 0,27 × 250 = </text:span><text:span text:style-name="_5f_pointillés_20_gris"><text:tab/></text:span></text:p>
            </text:list-item>
          </text:list>
        </text:list-item>
        <text:list-item>
          <text:h text:style-name="P64" text:outline-level="1"><text:span text:style-name="_5f_Caractères">Écris les expressions </text:span><text:span text:style-name="_5f_Caractères"><text:span text:style-name="T26">numériques suivantes, </text:span></text:span><text:span text:style-name="_5f_Caractères">sous la forme d'un calcul en ligne </text:span><text:span text:style-name="_5f_Caractères"><text:span text:style-name="T26">(c’est à dire sans barre de fraction)</text:span></text:span><text:span text:style-name="_5f_Caractères">. (N'oublie pas les parenthèses !)</text:span></text:h>
        </text:list-item>
      </text:list>
      <text:section text:style-name="Sect1" text:name="Section45">
        <text:list xml:id="list235450899308467" text:continue-numbering="true" text:style-name="_5f_Numérotation_20_des_20_exercices">
          <text:list-item>
            <text:list>
              <text:list-item>
                <text:p text:style-name="P58"><text:span text:style-name="_5f_Caractères">8 + </text:span><text:span text:style-name="_5f_Caractères"><draw:frame draw:style-name="fr5" draw:name="Objet4" text:anchor-type="as-char" svg:y="-0.534cm" svg:width="0.293cm" svg:height="0.87cm" draw:z-index="7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=  </text:span><text:span text:style-name="_5f_pointillés_20_gris"><text:span text:style-name="T41"><text:tab/></text:span></text:span></text:p>
              </text:list-item>
              <text:list-item>
                <text:p text:style-name="P58"><text:span text:style-name="_5f_Caractères"><draw:frame draw:style-name="fr5" draw:name="Objet8" text:anchor-type="as-char" svg:y="-0.577cm" svg:width="1.498cm" svg:height="1.007cm" draw:z-index="7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      </text:list-item>
              <text:list-item>
                <text:p text:style-name="P58"><text:span text:style-name="_5f_Caractères">17  ─ </text:span><text:span text:style-name="_5f_Caractères"><draw:frame draw:style-name="fr5" draw:name="Objet9" text:anchor-type="as-char" svg:y="-0.534cm" svg:width="0.517cm" svg:height="0.87cm" draw:z-index="9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<text:s/>+ 2  =  </text:span><text:span text:style-name="_5f_pointillés_20_gris"><text:tab/></text:span></text:p>
              </text:list-item>
              <text:list-item>
                <text:p text:style-name="P58"><text:span text:style-name="_5f_Caractères"><draw:frame draw:style-name="fr5" draw:name="Objet15" text:anchor-type="as-char" svg:y="-0.534cm" svg:width="0.988cm" svg:height="0.967cm" draw:z-index="9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      </text:list-item>
              <text:list-item>
                <text:p text:style-name="P58"><text:span text:style-name="_5f_Caractères">17 × </text:span><text:span text:style-name="_5f_Caractères"><draw:frame draw:style-name="fr5" draw:name="Objet11" text:anchor-type="as-char" svg:y="-0.534cm" svg:width="1.171cm" svg:height="0.91cm" draw:z-index="10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<text:s/>+ 2 × 8  =  </text:span><text:span text:style-name="_5f_pointillés_20_gris"><text:tab/></text:span></text:p>
              </text:list-item>
            </text:list>
          </text:list-item>
        </text:list>
        <text:p text:style-name="P37"><text:span text:style-name="_5f_pointillés_20_gris"><text:tab/></text:span></text:p>
        <text:list xml:id="list235450020878032" text:continue-numbering="true" text:style-name="_5f_Numérotation_20_des_20_exercices">
          <text:list-item>
            <text:list>
              <text:list-item>
                <text:p text:style-name="P58"><text:span text:style-name="_5f_pointillés_20_gris"><text:s/></text:span><text:span text:style-name="_5f_pointillés_20_gris"><draw:frame draw:style-name="fr5" draw:name="Objet21" text:anchor-type="as-char" svg:y="-0.631cm" svg:width="1.274cm" svg:height="1.007cm" draw:z-index="10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  ─  0,3 × 10  =  </text:span><text:span text:style-name="_5f_pointillés_20_gris"><text:tab/></text:span></text:p>
              </text:list-item>
            </text:list>
          </text:list-item>
        </text:list>
        <text:p text:style-name="P34"><text:span text:style-name="_5f_pointillés_20_gris"><text:tab/></text:span></text:p>
      </text:section>
      <text:list xml:id="list235450055973508" text:continue-numbering="true" text:style-name="_5f_Numérotation_20_des_20_exercices">
        <text:list-item>
          <text:h text:style-name="P64" text:outline-level="1"><text:span text:style-name="_5f_Caractères">Calcule chacune des expressions </text:span><text:span text:style-name="_5f_Caractères"><text:span text:style-name="T26">numériques</text:span></text:span><text:span text:style-name="_5f_Caractères"> suivantes.</text:span></text:h>
        </text:list-item>
      </text:list>
      <text:section text:style-name="Sect2" text:name="Section44">
        <text:h text:style-name="_5f_Paragraphe" text:outline-level="1"><text:span text:style-name="_5f_Caractères">A = </text:span><text:span text:style-name="_5f_Caractères"><draw:frame draw:style-name="fr5" draw:name="Objet10" text:anchor-type="as-char" svg:y="-0.534cm" svg:width="0.517cm" svg:height="0.87cm" draw:z-index="7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 × 5 − 1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B = </text:span><draw:frame draw:style-name="fr5" draw:name="Objet111" text:anchor-type="as-char" svg:y="-0.538cm" svg:width="1.715cm" svg:height="0.915cm" draw:z-index="74"><draw:object xlink:href="./Object 8" xlink:type="simple" xlink:show="embed" xlink:actuate="onLoad"/><draw:image xlink:href="./ObjectReplacements/Object 8" xlink:type="simple" xlink:show="embed" xlink:actuate="onLoad"/><svg:desc>formula</svg:desc></draw:frame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C = </text:span><text:span text:style-name="_5f_Caractères"><draw:frame draw:style-name="fr5" draw:name="Objet12" text:anchor-type="as-char" svg:y="-0.534cm" svg:width="0.947cm" svg:height="0.87cm" draw:z-index="7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 − 1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D = </text:span><text:span text:style-name="_5f_Caractères"><draw:frame draw:style-name="fr5" draw:name="Objet211" text:anchor-type="as-char" svg:y="-0.577cm" svg:width="1.274cm" svg:height="0.91cm" draw:z-index="7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 +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</text:section>
      <text:h text:style-name="P24" text:outline-level="1"><text:span text:style-name="_5f_Caractères">E = 7 × </text:span><text:span text:style-name="_5f_Caractères"><draw:frame draw:style-name="fr5" draw:name="Objet17" text:anchor-type="as-char" svg:y="-0.534cm" svg:width="1.171cm" svg:height="0.91cm" draw:z-index="7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 + 2 × 8</text:span></text:h>
      <text:p text:style-name="P35"><text:span text:style-name="_5f_pointillés_20_gris"><text:tab/></text:span></text:p>
      <text:p text:style-name="P35"><text:span text:style-name="_5f_pointillés_20_gris"><text:tab/></text:span></text:p>
      <text:p text:style-name="P35"><text:span text:style-name="_5f_pointillés_20_gris"><text:tab/></text:span></text:p>
      <text:p text:style-name="P35"><text:span text:style-name="_5f_pointillés_20_gris"><text:tab/></text:span></text:p>
      <text:list xml:id="list235450559927788" text:continue-numbering="true" text:style-name="_5f_Numérotation_20_des_20_exercices">
        <text:list-item>
          <text:h text:style-name="P66" text:outline-level="1"><text:soft-page-break/><text:span text:style-name="_5f_Caractères"><text:span text:style-name="T20">P</text:span></text:span><text:span text:style-name="_5f_Caractères"><text:span text:style-name="T16">lace des parenthèses pour que les égalités ci-dessous soient vraies. Attention, ne mets pas de parenthèses inutiles ! </text:span></text:span></text:h>
        </text:list-item>
      </text:list>
      <text:section text:style-name="Sect3" text:name="Section42">
        <text:list xml:id="list235449976894030" text:continue-numbering="true" text:style-name="_5f_Numérotation_20_des_20_exercices">
          <text:list-item>
            <text:list>
              <text:list-item>
                <text:p text:style-name="P60"><text:span text:style-name="_5f_Caractères"><text:span text:style-name="T27">4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2</text:span></text:span><text:span text:style-name="_5f_Caractères"><text:span text:style-name="T30"> </text:span></text:span><text:span text:style-name="_5f_Caractères"><text:span text:style-name="T27">+</text:span></text:span><text:span text:style-name="_5f_Caractères"><text:span text:style-name="T31"> </text:span></text:span><text:span text:style-name="_5f_Caractères"><text:span text:style-name="T27">9</text:span></text:span><text:span text:style-name="_5f_Caractères"><text:span text:style-name="T31"> </text:span></text:span><text:span text:style-name="_5f_Caractères"><text:span text:style-name="T30"> = </text:span></text:span><text:span text:style-name="_5f_Caractères"><text:span text:style-name="T27">44</text:span></text:span></text:p>
              </text:list-item>
              <text:list-item>
                <text:p text:style-name="P60"><text:span text:style-name="_5f_Caractères"><text:span text:style-name="T27">15</text:span></text:span><text:span text:style-name="_5f_Caractères"><text:span text:style-name="T30"> </text:span></text:span><text:span text:style-name="_5f_Caractères"><text:span text:style-name="T27">−</text:span></text:span><text:span text:style-name="_5f_Caractères"><text:span text:style-name="T30"> </text:span></text:span><text:span text:style-name="_5f_Caractères"><text:span text:style-name="T27">3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2</text:span></text:span><text:span text:style-name="_5f_Caractères"><text:span text:style-name="T30"> </text:span></text:span><text:span text:style-name="_5f_Caractères"><text:span text:style-name="T32">=</text:span></text:span><text:span text:style-name="_5f_Caractères"><text:span text:style-name="T30"> </text:span></text:span><text:span text:style-name="_5f_Caractères"><text:span text:style-name="T27">24</text:span></text:span></text:p>
              </text:list-item>
              <text:list-item>
                <text:p text:style-name="P60"><text:span text:style-name="_5f_Caractères"><text:span text:style-name="T27">5</text:span></text:span><text:span text:style-name="_5f_Caractères"><text:span text:style-name="T30"> </text:span></text:span><text:span text:style-name="_5f_Caractères"><text:span text:style-name="T27">+</text:span></text:span><text:span text:style-name="_5f_Caractères"><text:span text:style-name="T30"> </text:span></text:span><text:span text:style-name="_5f_Caractères"><text:span text:style-name="T27">5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5</text:span></text:span><text:span text:style-name="_5f_Caractères"><text:span text:style-name="T30"> </text:span></text:span><text:span text:style-name="_5f_Caractères"><text:span text:style-name="T27">−</text:span></text:span><text:span text:style-name="_5f_Caractères"><text:span text:style-name="T30"> </text:span></text:span><text:span text:style-name="_5f_Caractères"><text:span text:style-name="T27">5</text:span></text:span><text:span text:style-name="_5f_Caractères"><text:span text:style-name="T30"> = </text:span></text:span><text:span text:style-name="_5f_Caractères"><text:span text:style-name="T27">0</text:span></text:span></text:p>
              </text:list-item>
              <text:list-item>
                <text:p text:style-name="P61"><text:span text:style-name="_5f_Caractères"><text:span text:style-name="T30"> </text:span></text:span><text:span text:style-name="_5f_Caractères"><text:span text:style-name="T27">2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5</text:span></text:span><text:span text:style-name="_5f_Caractères"><text:span text:style-name="T30"> </text:span></text:span><text:span text:style-name="_5f_Caractères"><text:span text:style-name="T27">−</text:span></text:span><text:span text:style-name="_5f_Caractères"><text:span text:style-name="T30"> </text:span></text:span><text:span text:style-name="_5f_Caractères"><text:span text:style-name="T27">2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4</text:span></text:span><text:span text:style-name="_5f_Caractères"><text:span text:style-name="T30"> </text:span></text:span><text:span text:style-name="_5f_Caractères"><text:span text:style-name="T27">+</text:span></text:span><text:span text:style-name="_5f_Caractères"><text:span text:style-name="T30"> </text:span></text:span><text:span text:style-name="_5f_Caractères"><text:span text:style-name="T27">1</text:span></text:span><text:span text:style-name="_5f_Caractères"><text:span text:style-name="T30"> </text:span></text:span><text:span text:style-name="_5f_Caractères"><text:span text:style-name="T27">=</text:span></text:span><text:span text:style-name="_5f_Caractères"><text:span text:style-name="T30"> </text:span></text:span><text:span text:style-name="_5f_Caractères"><text:span text:style-name="T27">30</text:span></text:span></text:p>
              </text:list-item>
              <text:list-item>
                <text:p text:style-name="P61"><text:span text:style-name="_5f_Caractères">4 × 3 − 5 + 2 = 5</text:span></text:p>
              </text:list-item>
              <text:list-item>
                <text:p text:style-name="P61"><text:span text:style-name="_5f_Caractères">8 − 3 × 6 + 4 = 50</text:span></text:p>
              </text:list-item>
              <text:list-item>
                <text:p text:style-name="P61"><text:span text:style-name="_5f_Caractères">12 + 4 × 7 ÷ 2 = 20</text:span></text:p>
              </text:list-item>
              <text:list-item>
                <text:p text:style-name="P61"><text:span text:style-name="_5f_Caractères">14 × 4 + 7 ÷ 2 = 77</text:span></text:p>
              </text:list-item>
            </text:list>
          </text:list-item>
        </text:list>
      </text:section>
      <text:list xml:id="list235449727916749" text:continue-numbering="true" text:style-name="_5f_Numérotation_20_des_20_exercices">
        <text:list-item>
          <text:h text:style-name="P63" text:outline-level="1"><text:span text:style-name="_5f_Caractères">On donne </text:span><text:span text:style-name="_5f_Caractères_5f_Times_5f_13"><text:span text:style-name="T23">x</text:span></text:span><text:span text:style-name="_5f_Caractères"> = 10,8 ; </text:span><text:span text:style-name="_5f_Caractères_5f_Times_5f_13"><text:span text:style-name="T23">y</text:span></text:span><text:span text:style-name="_5f_Caractères"> = 5,4 et </text:span><text:span text:style-name="_5f_Caractères_5f_Times_5f_13">z</text:span><text:span text:style-name="_5f_Caractères"> = 9. <text:line-break/>Dans chacune des expressions suivantes, remplace les lettres par leur valeur, puis calcule.</text:span></text:h>
        </text:list-item>
      </text:list>
      <text:section text:style-name="Sect4" text:name="Section46">
        <text:list xml:id="list235451356510873" text:continue-numbering="true" text:style-name="_5f_Numérotation_20_des_20_exercices">
          <text:list-item>
            <text:list>
              <text:list-item>
                <text:p text:style-name="P62"><text:span text:style-name="_5f_Caractères_5f_Times_5f_13"><text:span text:style-name="T40">x</text:span></text:span><text:span text:style-name="_5f_Caractères"><text:span text:style-name="T27"> + </text:span></text:span><text:span text:style-name="T27"><draw:frame draw:style-name="fr5" draw:name="Objet23" text:anchor-type="as-char" svg:y="-0.639cm" svg:width="0.372cm" svg:height="1.08cm" draw:z-index="7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xml:id="list235449558295368" text:continue-numbering="true" text:style-name="_5f_Numérotation_20_des_20_exercices">
          <text:list-item>
            <text:list>
              <text:list-item>
                <text:p text:style-name="P60"><draw:frame draw:style-name="fr5" draw:name="Objet6" text:anchor-type="as-char" svg:y="-0.639cm" svg:width="1.145cm" svg:height="1.08cm" draw:z-index="7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</text:list-item>
            </text:list>
          </text:list-item>
        </text:list>
        <text:p text:style-name="P28"><text:span text:style-name="_5f_pointillés_20_gris"><text:tab/></text:span></text:p>
        <text:p text:style-name="P28"><text:span text:style-name="_5f_pointillés_20_gris"><text:tab/></text:span></text:p>
        <text:list xml:id="list235451108121815" text:continue-numbering="true" text:style-name="_5f_Numérotation_20_des_20_exercices">
          <text:list-item>
            <text:list>
              <text:list-item>
                <text:p text:style-name="P60"><text:span text:style-name="_5f_pointillés_20_gris"><draw:frame draw:style-name="fr5" draw:name="Objet3" text:anchor-type="as-char" svg:y="-0.639cm" svg:width="1.122cm" svg:height="1.08cm" draw:z-index="8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  </text:list-item>
            </text:list>
          </text:list-item>
        </text:list>
        <text:p text:style-name="P28"><text:span text:style-name="_5f_pointillés_20_gris"><text:tab/></text:span></text:p>
        <text:p text:style-name="P28"><text:span text:style-name="_5f_pointillés_20_gris"><text:tab/></text:span></text:p>
        <text:list xml:id="list235449754276267" text:continue-numbering="true" text:style-name="_5f_Numérotation_20_des_20_exercices">
          <text:list-item>
            <text:list>
              <text:list-item>
                <text:p text:style-name="P60"><draw:frame draw:style-name="fr5" draw:name="Objet13" text:anchor-type="as-char" svg:y="-0.639cm" svg:width="1.145cm" svg:height="1.08cm" draw:z-index="8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/text:list-item>
            </text:list>
          </text:list-item>
        </text:list>
        <text:p text:style-name="P28"><text:span text:style-name="_5f_pointillés_20_gris"><text:tab/></text:span></text:p>
        <text:p text:style-name="P28"><text:span text:style-name="_5f_pointillés_20_gris"><text:span text:style-name="T9"><text:tab/></text:span></text:span></text:p>
      </text:section>
      <text:list xml:id="list235449425721829" text:continue-numbering="true" text:style-name="_5f_Numérotation_20_des_20_exercices">
        <text:list-item>
          <text:h text:style-name="P64" text:outline-level="1"><text:span text:style-name="_5f_Caractères">Une pièce de théâtre est organisée pour les 47 élèves de 6</text:span><text:span text:style-name="_5f_Caractères_5f_exposant">e</text:span><text:span text:style-name="_5f_Caractères"> et les 32 élèves de 5</text:span><text:span text:style-name="_5f_Caractères_5f_exposant">e</text:span><text:span text:style-name="_5f_Caractères"> d’u</text:span><text:span text:style-name="_5f_Caractères"><text:span text:style-name="T37">n</text:span></text:span><text:span text:style-name="_5f_Caractères"> collège. Chaque place coûte 6 €. Pour calculer le coût total à payer </text:span><text:span text:style-name="_5f_Caractères"><text:span text:style-name="T26">par</text:span></text:span><text:span text:style-name="_5f_Caractères"> le collège, Lucas a tapé la séquence suivante sur sa calculatrice scientifique : </text:span></text:h>
        </text:list-item>
      </text:list>
      <text:h text:style-name="P3" text:outline-level="1"><text:span text:style-name="_5f_Caractères"><draw:frame draw:style-name="fr1" draw:name="Cadre7" text:anchor-type="as-char" svg:y="-0.379cm" svg:width="0.549cm" style:rel-width="6%" draw:z-index="82"><draw:text-box fo:min-height="0.499cm"><text:p text:style-name="P21">47</text:p></draw:text-box></draw:frame></text:span><text:span text:style-name="_5f_Caractères"><text:span text:style-name="T9"><text:s/></text:span></text:span><text:span text:style-name="_5f_Caractères"><text:span text:style-name="T9"><draw:frame draw:style-name="fr1" draw:name="Cadre8" text:anchor-type="as-char" svg:y="-0.379cm" svg:width="0.549cm" style:rel-width="6%" draw:z-index="83"><draw:text-box fo:min-height="0.499cm"><text:h text:style-name="P2" text:outline-level="1"><text:span text:style-name="_5f_Caractères"><text:span text:style-name="T36"><text:s/>+</text:span></text:span></text:h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9" text:anchor-type="as-char" svg:y="-0.379cm" svg:width="0.549cm" style:rel-width="6%" draw:z-index="84"><draw:text-box fo:min-height="0.499cm"><text:p text:style-name="P21">32</text:p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10" text:anchor-type="as-char" svg:y="-0.379cm" svg:width="0.549cm" style:rel-width="6%" draw:z-index="85"><draw:text-box fo:min-height="0.499cm"><text:h text:style-name="P23" text:outline-level="1"><text:span text:style-name="_5f_Caractères"><text:s/>×</text:span></text:h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111" text:anchor-type="as-char" svg:y="-0.379cm" svg:width="0.549cm" style:rel-width="6%" draw:z-index="86"><draw:text-box fo:min-height="0.499cm"><text:p text:style-name="P22">6</text:p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12" text:anchor-type="as-char" svg:y="-0.379cm" svg:width="0.64cm" style:rel-width="7%" draw:z-index="87"><draw:text-box fo:min-height="0.499cm"><text:h text:style-name="P2" text:outline-level="1"><text:span text:style-name="_5f_Caractères">=</text:span><text:span text:style-name="_5f_Caractères"><text:span text:style-name="T22"> </text:span></text:span></text:h></draw:text-box></draw:frame></text:span></text:span><text:span text:style-name="_5f_Caractères"><text:span text:style-name="T9"><text:s/></text:span></text:span></text:h>
      <text:list xml:id="list235449644622928" text:continue-numbering="true" text:style-name="_5f_Numérotation_20_des_20_exercices">
        <text:list-item>
          <text:list>
            <text:list-item>
              <text:p text:style-name="P60"><text:span text:style-name="_5f_Caractères"><text:span text:style-name="T9">Explique l'erreur commise par </text:span></text:span><text:span text:style-name="_5f_Caractères"><text:span text:style-name="T15">Lucas</text:span></text:span><text:span text:style-name="_5f_Caractères"><text:span text:style-name="T9">.</text:span></text:span></text:p>
            </text:list-item>
          </text:list>
        </text:list-item>
      </text:list>
      <text:p text:style-name="P32"><text:span text:style-name="_5f_pointillés_20_gris"><text:tab/></text:span></text:p>
      <text:list xml:id="list235449564521794" text:continue-numbering="true" text:style-name="_5f_Numérotation_20_des_20_exercices">
        <text:list-item>
          <text:list>
            <text:list-item>
              <text:p text:style-name="P60"><text:span text:style-name="_5f_Caractères">Écris la suite de touches sur lesquelles Lucas aurait dû appuyer pour trouver le coût total.</text:span></text:p>
            </text:list-item>
          </text:list>
        </text:list-item>
      </text:list>
      <text:p text:style-name="P33"><text:span text:style-name="_5f_pointillés_20_gris"><text:tab/></text:span></text:p>
      <text:list xml:id="list235450994342665" text:continue-numbering="true" text:style-name="_5f_Numérotation_20_des_20_exercices">
        <text:list-item>
          <text:h text:style-name="P64" text:outline-level="1"><text:span text:style-name="_5f_Caractères"><text:span text:style-name="T16">Voici ce qu'a écrit Lydia :</text:span></text:span></text:h>
        </text:list-item>
      </text:list>
      <text:section text:style-name="Sect5" text:name="Section1">
        <text:h text:style-name="P25" text:outline-level="1"><text:span text:style-name="_5f_Caractères"><text:span text:style-name="T27">A = 46 − 4 × 9 + 7</text:span></text:span></text:h>
        <text:h text:style-name="P25" text:outline-level="1"><text:span text:style-name="_5f_Caractères"><text:span text:style-name="T28">A </text:span></text:span><text:span text:style-name="_5f_Caractères"><text:span text:style-name="T27">= 46 − 36 </text:span></text:span></text:h>
        <text:h text:style-name="P26" text:outline-level="1"><text:span text:style-name="_5f_Caractères"><text:span text:style-name="T28">A </text:span></text:span><text:span text:style-name="_5f_Caractères"><text:span text:style-name="T27">= 10 + 7</text:span></text:span></text:h>
        <text:h text:style-name="P26" text:outline-level="1"><text:span text:style-name="_5f_Caractères"><text:span text:style-name="T28">A </text:span></text:span><text:span text:style-name="_5f_Caractères"><text:span text:style-name="T27">= 17</text:span></text:span></text:h>
      </text:section>
      <text:list xml:id="list235450100188337" text:continue-numbering="true" text:style-name="_5f_Numérotation_20_des_20_exercices">
        <text:list-item>
          <text:list>
            <text:list-item>
              <text:p text:style-name="P59"><text:span text:style-name="_5f_Caractères">À l’aide de la calculatrice, calcule A. Lydia a-t-elle obtenu le bon résultat ? </text:span><text:span text:style-name="_5f_pointillés_20_gris"><text:tab/><text:tab/></text:span></text:p>
            </text:list-item>
            <text:list-item>
              <text:p text:style-name="P60"><text:span text:style-name="_5f_Caractères">Barre en rouge les égalités fausses. </text:span></text:p>
            </text:list-item>
            <text:list-item>
              <text:p text:style-name="P60"><text:span text:style-name="_5f_Caractères">Selon toi, Lydia a-t-elle quand même compris où se trouvent les priorités dans ce calcul ?</text:span></text:p>
            </text:list-item>
          </text:list>
        </text:list-item>
      </text:list>
      <text:p text:style-name="P28"><text:span text:style-name="_5f_pointillés_20_gris"><text:tab/><text:tab/></text:span></text:p>
      <text:list xml:id="list235450912093628" text:continue-numbering="true" text:style-name="_5f_Numérotation_20_des_20_exercices">
        <text:list-item>
          <text:list>
            <text:list-item>
              <text:p text:style-name="P60"><text:span text:style-name="_5f_Caractères">Rédige correctement le calcul de A.</text:span></text:p>
            </text:list-item>
          </text:list>
        </text:list-item>
      </text:list>
      <text:p text:style-name="P35"><text:span text:style-name="_5f_pointillés_20_gris"><text:tab/></text:span></text:p>
      <text:p text:style-name="P35"><text:span text:style-name="_5f_pointillés_20_gris"><text:tab/></text:span></text:p>
      <text:p text:style-name="P35"><text:span text:style-name="_5f_pointillés_20_gris"><text:tab/></text:span></text:p>
      <text:p text:style-name="P36"><text:span text:style-name="_5f_pointillés_20_gris"><text:tab/></text:span></text:p>
      <text:list xml:id="list235451183024993" text:continue-numbering="true" text:style-name="_5f_Numérotation_20_des_20_exercices">
        <text:list-item>
          <text:h text:style-name="P67" text:outline-level="1"><text:span text:style-name="_5f_Caractères"><text:span text:style-name="T21">Nino</text:span></text:span><text:span text:style-name="_5f_Caractères"><text:span text:style-name="T16"> et Aïssatou ont effectué le même calcul : </text:span></text:span><text:span text:style-name="_5f_Caractères"><text:span text:style-name="T33">P = (20 + 4 ÷ 4)</text:span></text:span><text:span text:style-name="_5f_Caractères"><text:span text:style-name="T34"> </text:span></text:span><text:span text:style-name="_5f_Caractères"><text:span text:style-name="T33">×</text:span></text:span><text:span text:style-name="_5f_Caractères"><text:span text:style-name="T34"> </text:span></text:span><text:span text:style-name="_5f_Caractères"><text:span text:style-name="T33">8 − 6</text:span></text:span><text:span text:style-name="_5f_Caractères"><text:span text:style-name="T16">. </text:span></text:span><text:span text:style-name="_5f_Caractères"><text:span text:style-name="T21">Ils</text:span></text:span><text:span text:style-name="_5f_Caractères"><text:span text:style-name="T17"> ont </text:span></text:span><text:span text:style-name="_5f_Caractères"><text:span text:style-name="T16">trouvé le même résultat et pensent avoir </text:span></text:span><text:span text:style-name="_5f_Caractères"><text:span text:style-name="T19">bon</text:span></text:span><text:span text:style-name="_5f_Caractères"><text:span text:style-name="T16">. Qu'en penses-tu ?</text:span></text:span></text:h>
        </text:list-item>
      </text:list>
      <text:section text:style-name="Sect4" text:name="Section49">
        <text:h text:style-name="_5f_Paragraphe" text:outline-level="1"><text:span text:style-name="_5f_Caractères"><text:span text:style-name="T24">C</text:span></text:span><text:span text:style-name="_5f_Caractères">alcul de </text:span><text:span text:style-name="_5f_Caractères"><text:span text:style-name="T42">Nino</text:span></text:span></text:h>
        <text:h text:style-name="P27" text:outline-level="1"><text:span text:style-name="_5f_Caractères"><text:span text:style-name="T27">P = (20 + 1) × 8 − 6</text:span></text:span></text:h>
        <text:h text:style-name="P27" text:outline-level="1"><text:span text:style-name="_5f_Caractères"><text:span text:style-name="T27">P = 21 × 2</text:span></text:span></text:h>
        <text:h text:style-name="P27" text:outline-level="1"><text:span text:style-name="_5f_Caractères"><text:span text:style-name="T27">P = 42</text:span></text:span></text:h>
        <text:h text:style-name="_5f_Paragraphe" text:outline-level="1"><text:span text:style-name="_5f_Caractères"><text:span text:style-name="T29">C</text:span></text:span><text:span text:style-name="_5f_Caractères"><text:span text:style-name="T27">al</text:span></text:span><text:span text:style-name="_5f_Caractères"><text:span text:style-name="T39">cu</text:span></text:span><text:span text:style-name="_5f_Caractères"><text:span text:style-name="T27">l </text:span></text:span><text:span text:style-name="_5f_Caractères"><text:span text:style-name="T39">d'</text:span></text:span><text:span text:style-name="_5f_Caractères"><text:span text:style-name="T27">Aïssatou</text:span></text:span></text:h>
        <text:h text:style-name="P27" text:outline-level="1"><text:span text:style-name="_5f_Caractères"><text:span text:style-name="T27">P = (24 ÷ 4) × 8 − 6</text:span></text:span></text:h>
        <text:h text:style-name="P29" text:outline-level="1"><text:span text:style-name="_5f_Caractères"><text:span text:style-name="T27">P = 6 × 8 − 6</text:span></text:span></text:h>
        <text:h text:style-name="P29" text:outline-level="1"><text:span text:style-name="_5f_Caractères"><text:span text:style-name="T27">P = 48 − 6 = 42</text:span></text:span></text:h>
      </text:section>
      <text:p text:style-name="P35"><text:span text:style-name="_5f_pointillés_20_gris"><text:span text:style-name="T9"><text:tab/></text:span></text:span></text:p>
      <text:p text:style-name="P35"><text:span text:style-name="_5f_pointillés_20_gris"><text:span text:style-name="T9"><text:tab/></text:span></text:span></text:p>
      <text:p text:style-name="P35"><text:span text:style-name="_5f_pointillés_20_gris"><text:span text:style-name="T9"><text:tab/></text:span></text:span></text:p>
      <text:list xml:id="list235451201878998" text:continue-numbering="true" text:style-name="_5f_Numérotation_20_des_20_exercices">
        <text:list-item>
          <text:h text:style-name="P64" text:outline-level="1"><text:span text:style-name="_5f_Caractères"><text:span text:style-name="T11">Calcule les expressions numériques suivantes en détaillant les étapes, puis vérifie ton résultat avec une calculatrice.</text:span></text:span></text:h>
        </text:list-item>
      </text:list>
      <text:section text:style-name="Sect1" text:name="Section48">
        <text:section text:style-name="Sect3" text:name="Section2">
          <text:h text:style-name="P26" text:outline-level="1"><text:span text:style-name="_5f_Caractères">A = </text:span><draw:frame draw:style-name="fr4" draw:name="Objet151" text:anchor-type="as-char" svg:y="-0.534cm" svg:width="1.436cm" svg:height="0.87cm" draw:z-index="92"><draw:object xlink:href="./Object 17" xlink:type="simple" xlink:show="embed" xlink:actuate="onLoad"/><draw:image xlink:href="./ObjectReplacements/Object 17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6" text:outline-level="1"><text:span text:style-name="_5f_Caractères">B = 12,2 − 2,2 × 5</text:span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6" text:outline-level="1"><text:span text:style-name="_5f_Caractères">C = </text:span><draw:frame draw:style-name="fr4" draw:name="Objet16" text:anchor-type="as-char" svg:y="-0.534cm" svg:width="1.722cm" svg:height="0.87cm" draw:z-index="93"><draw:object xlink:href="./Object 18" xlink:type="simple" xlink:show="embed" xlink:actuate="onLoad"/><draw:image xlink:href="./ObjectReplacements/Object 18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6" text:outline-level="1"><text:span text:style-name="_5f_Caractères">D  = </text:span><text:span text:style-name="_5f_Caractères"><draw:frame draw:style-name="fr4" draw:name="Objet171" text:anchor-type="as-char" svg:y="-0.534cm" svg:width="1.722cm" svg:height="0.87cm" draw:z-index="9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 </text:span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6" text:outline-level="1"><text:span text:style-name="_5f_Caractères">G = </text:span><draw:frame draw:style-name="fr4" draw:name="Objet19" text:anchor-type="as-char" svg:y="-0.631cm" svg:width="1.212cm" svg:height="0.967cm" draw:z-index="95"><draw:object xlink:href="./Object 21" xlink:type="simple" xlink:show="embed" xlink:actuate="onLoad"/><draw:image xlink:href="./ObjectReplacements/Object 21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6" text:outline-level="1"><text:span text:style-name="_5f_Caractères">H = </text:span><draw:frame draw:style-name="fr4" draw:name="Objet20" text:anchor-type="as-char" svg:y="-0.995cm" svg:width="0.644cm" svg:height="1.33cm" draw:z-index="96"><draw:object xlink:href="./Object 22" xlink:type="simple" xlink:show="embed" xlink:actuate="onLoad"/><draw:image xlink:href="./ObjectReplacements/Object 22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6" text:outline-level="1"><text:span text:style-name="_5f_Caractères">I = </text:span><draw:frame draw:style-name="fr4" draw:name="Objet212" text:anchor-type="as-char" svg:y="-0.534cm" svg:width="0.727cm" svg:height="1.33cm" draw:z-index="97"><draw:object xlink:href="./Object 23" xlink:type="simple" xlink:show="embed" xlink:actuate="onLoad"/><draw:image xlink:href="./ObjectReplacements/Object 23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6" text:outline-level="1"><text:span text:style-name="_5f_Caractères">J = </text:span><text:span text:style-name="_5f_Caractères"><draw:frame draw:style-name="fr4" draw:name="Objet22" text:anchor-type="as-char" svg:y="-0.534cm" svg:width="1.05cm" svg:height="0.91cm" draw:z-index="9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 </text:span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p text:style-name="P30"><text:span text:style-name="_5f_pointillés_20_gris"><text:tab/></text:span></text:p>
          <text:h text:style-name="P26" text:outline-level="1"><text:span text:style-name="_5f_Caractères">L = </text:span><draw:frame draw:style-name="fr4" draw:name="Objet24" text:anchor-type="as-char" svg:y="-0.577cm" svg:width="1.498cm" svg:height="0.91cm" draw:z-index="88"><draw:object xlink:href="./Object 26" xlink:type="simple" xlink:show="embed" xlink:actuate="onLoad"/><draw:image xlink:href="./ObjectReplacements/Object 26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p text:style-name="P30"><text:span text:style-name="_5f_pointillés_20_gris"><text:tab/></text:span></text:p>
        </text:section>
        <text:h text:style-name="_5f_Paragraphe" text:outline-level="1"><text:soft-page-break/><text:span text:style-name="_5f_Caractères"/>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5" style:family="paragraph" style:parent-style-name="_5f_Header_20_G_20_page_20_paire_20__28_G_29_">
      <style:text-properties officeooo:rsid="00fbc68f" officeooo:paragraph-rsid="00fbc68f"/>
    </style:style>
    <style:style style:name="MP6" style:family="paragraph">
      <loext:graphic-properties draw:fill="solid" draw:fill-color="#1ca2b8"/>
    </style:style>
    <style:style style:name="MP7" style:family="paragraph" style:parent-style-name="_5f_Header_20_G_20_page_20_paire_20__28_G_29_">
      <style:text-properties officeooo:rsid="00ff3616" officeooo:paragraph-rsid="00ff3616"/>
    </style:style>
    <style:style style:name="MP8" style:family="paragraph" style:parent-style-name="_5f_Footer_20_page_20_impaire_20__28_D_29_">
      <style:text-properties officeooo:paragraph-rsid="01316a8b"/>
    </style:style>
    <style:style style:name="MP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11" style:family="paragraph" style:parent-style-name="_5f_Footer_20_page_20_paire_20__28_G_29_">
      <style:text-properties officeooo:paragraph-rsid="01316a8b"/>
    </style:style>
    <style:style style:name="MP12" style:family="paragraph" style:parent-style-name="_5f_Header_20_G_20_page_20_impaire_20__28_D_29_">
      <style:text-properties officeooo:rsid="00fc60e2" officeooo:paragraph-rsid="00fc60e2"/>
    </style:style>
    <style:style style:name="MP13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5" style:family="paragraph" style:parent-style-name="_5f_Footer_20_page_20_paire_20__28_G_29_">
      <style:text-properties officeooo:paragraph-rsid="01336347"/>
    </style:style>
    <style:style style:name="MP16" style:family="paragraph" style:parent-style-name="_5f_Header_20_N_20_page_20_paire_20__28_G_29_">
      <style:text-properties officeooo:rsid="00f84d06" officeooo:paragraph-rsid="00f84d06"/>
    </style:style>
    <style:style style:name="MP17" style:family="paragraph">
      <loext:graphic-properties draw:fill="solid" draw:fill-color="#d7e12c"/>
    </style:style>
    <style:style style:name="MP18" style:family="paragraph" style:parent-style-name="_5f_Header_20_N_20_page_20_impaire_20__28_D_29_">
      <style:text-properties officeooo:rsid="010462d7" officeooo:paragraph-rsid="010462d7"/>
    </style:style>
    <style:style style:name="MP1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/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9" style:family="text">
      <style:text-properties fo:font-variant="small-caps" fo:color="#7fb241" loext:opacity="100%" style:font-name="Bitstream Vera Sans6" fo:font-size="16pt" fo:font-weight="bold"/>
    </style:style>
    <style:style style:name="MT10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5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8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line text:anchor-type="paragraph" draw:z-index="113" draw:name="Ligne_Entete_Impair_Numerique_2col" draw:style-name="Mgr1" draw:text-style-name="MP2" svg:x1="16.023cm" svg:y1="0.36cm" svg:x2="20.496cm" svg:y2="0.36cm"><text:p/></draw:line><draw:line text:anchor-type="paragraph" draw:z-index="118" draw:name="Ligne_Verticale_Impair_Numerique_2col" draw:style-name="Mgr1" draw:text-style-name="MP2" svg:x1="9.477cm" svg:y1="2.007cm" svg:x2="9.477cm" svg:y2="27.044cm"><text:p/></draw:line>Calculs avec parenthèses</text:p>
      </style:header>
      <style:header-left>
        <text:p text:style-name="MP1"><draw:frame text:anchor-type="paragraph" draw:z-index="119" draw:name="Num_Serie_Pair_Numerique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4</text:span></text:p></draw:text-box></draw:frame><draw:line text:anchor-type="paragraph" draw:z-index="114" draw:name="Ligne_Entete_Pair_Numerique_2col" draw:style-name="Mgr1" draw:text-style-name="MP2" svg:x1="16.023cm" svg:y1="0.36cm" svg:x2="20.496cm" svg:y2="0.36cm"><text:p/></draw:line><draw:line text:anchor-type="paragraph" draw:z-index="120" draw:name="Ligne_Verticale_Pair_Numerique_2col" draw:style-name="Mgr1" draw:text-style-name="MP2" svg:x1="9.477cm" svg:y1="2.007cm" svg:x2="9.477cm" svg:y2="27.044cm"><text:p/></draw:line>Calculs avec parenthèses</text:p>
      </style:header-left>
      <style:footer>
        <text:h text:style-name="_5f_Footer_20_page_20_impaire_20__28_D_29_" text:outline-level="1"><text:s text:c="2"/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15"><draw:text-box fo:min-height="0.52cm" fo:min-width="6.994cm"><text:h text:style-name="MP4" text:outline-level="1"/></draw:text-box></draw:frame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5"><draw:path text:anchor-type="paragraph" draw:z-index="20" draw:name="Fond_Num_Serie_Impair_Geometrie_1col" draw:style-name="Mgr3" draw:text-style-name="MP6" svg:width="4.329cm" svg:height="2.24cm" svg:x="-1.499cm" svg:y="-1cm" svg:viewBox="0 0 4330 2241" svg:d="M0 2241l3984-288c209-15 363-168 345-342l-170-1611h-4159z"><text:p/></draw:path><draw:frame text:anchor-type="paragraph" draw:z-index="23" draw:name="Num_Serie_Impair_Geometrique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38" draw:name="Ligne_Entete_Impair_Geometrie_1col" draw:style-name="Mgr4" draw:text-style-name="MP2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7"><draw:path text:anchor-type="paragraph" draw:z-index="21" draw:name="Fond_Num_Serie_Pair_Geometrie_1col" draw:style-name="Mgr3" draw:text-style-name="MP6" svg:width="4.329cm" svg:height="2.24cm" svg:x="-1.499cm" svg:y="-1cm" svg:viewBox="0 0 4330 2241" svg:d="M0 2241l3984-288c209-15 363-168 345-342l-170-1611h-4159z"><text:p/></draw:path><draw:frame text:anchor-type="paragraph" draw:z-index="22" draw:name="Num_Serie_Pair_Geometrique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37" draw:name="Ligne_Entete_Pair_Geometrie_1col" draw:style-name="Mgr4" draw:text-style-name="MP2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8" text:outline-level="1"><draw:g text:anchor-type="paragraph" draw:z-index="19" draw:name="Fond_Num_Page_Impair_Geometrie_1col" draw:style-name="Mgr5"><draw:path draw:style-name="Mgr6" draw:text-style-name="MP9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10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1" text:outline-level="1"><draw:g text:anchor-type="paragraph" draw:z-index="18" draw:name="Fond_Num_Page_Pair_Geometrie_1col" draw:style-name="Mgr5"><draw:path draw:style-name="Mgr6" draw:text-style-name="MP9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2"><draw:path text:anchor-type="paragraph" draw:z-index="24" draw:name="Fond_Num_Serie_Impair_Geometrie_2col" draw:style-name="Mgr3" draw:text-style-name="MP6" svg:width="4.329cm" svg:height="2.24cm" svg:x="-1.499cm" svg:y="-1cm" svg:viewBox="0 0 4330 2241" svg:d="M0 2241l3984-288c209-15 363-168 345-342l-170-1611h-4159z"><text:p/></draw:path><draw:frame text:anchor-type="paragraph" draw:z-index="26" draw:name="Num_Serie_Impair_Geometrique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39" draw:name="Ligne_Entete_Impair_Geometrie_2col" draw:style-name="Mgr4" draw:text-style-name="MP2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3"><draw:path text:anchor-type="paragraph" draw:z-index="25" draw:name="Fond_Num_Serie_Pair_Geometrie_2col" draw:style-name="Mgr3" draw:text-style-name="MP6" svg:width="4.329cm" svg:height="2.24cm" svg:x="-1.499cm" svg:y="-1cm" svg:viewBox="0 0 4330 2241" svg:d="M0 2241l3984-288c209-15 363-168 345-342l-170-1611h-4159z"><text:p/></draw:path><draw:frame text:anchor-type="paragraph" draw:z-index="27" draw:name="Num_Serie_Pair_Geometrique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0" draw:name="Ligne_Entete_Pair_Geometrie_2col" draw:style-name="Mgr4" draw:text-style-name="MP2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4" text:outline-level="1"><draw:g text:anchor-type="paragraph" draw:z-index="0" draw:name="Fond_Num_Page_Impair_Geometrie_2col" draw:style-name="Mgr5"><draw:path draw:style-name="Mgr6" draw:text-style-name="MP9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10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5" text:outline-level="1"><draw:g text:anchor-type="paragraph" draw:z-index="1" draw:name="Fond_Num_Page_Pair_Geometrie_2col" draw:style-name="Mgr5"><draw:path draw:style-name="Mgr6" draw:text-style-name="MP9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6"><draw:path text:anchor-type="paragraph" draw:z-index="121" draw:name="Fond_Num_Serie_Impair_Numerique_1col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124" draw:name="Num_Serie_Impair_Numerique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35" draw:name="Ligne_Entete_Im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18"><draw:path text:anchor-type="paragraph" draw:z-index="122" draw:name="Fond_Num_Serie_Pair_Numerique_1col" draw:style-name="Mgr7" draw:text-style-name="MP17" svg:width="4.329cm" svg:height="2.24cm" svg:x="-1.499cm" svg:y="-1cm" svg:viewBox="0 0 4330 2241" svg:d="M0 2241l3984-288c209-15 363-168 345-342l-170-1611h-4159z"><text:p/></draw:path><draw:frame text:anchor-type="paragraph" draw:z-index="123" draw:name="Num_Serie_Pair_Numerique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36" draw:name="Ligne_Entete_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8" text:outline-level="1"><draw:g text:anchor-type="paragraph" draw:z-index="16" draw:name="Fond_Num_Page_Impair_Numerique_1col" draw:style-name="Mgr5"><draw:path draw:style-name="Mgr8" draw:text-style-name="MP19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10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1" text:outline-level="1"><draw:g text:anchor-type="paragraph" draw:z-index="17" draw:name="Fond_Num_Page_Pair_Numerique_1col" draw:style-name="Mgr5"><draw:path draw:style-name="Mgr8" draw:text-style-name="MP19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28" draw:name="Fond_Num_Serie_Im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30" draw:name="Num_Serie_Impair_Donnees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7" draw:name="Ligne_Entete_Impair_Donnees_1col" draw:style-name="Mgr10" draw:text-style-name="MP2" svg:x1="16.023cm" svg:y1="0.36cm" svg:x2="20.496cm" svg:y2="0.36cm"><text:p/></draw:line>À compléter</text:p>
      </style:header>
      <style:header-left>
        <text:p text:style-name="MP22"><draw:path text:anchor-type="paragraph" draw:z-index="29" draw:name="Fond_Num_Serie_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31" draw:name="Num_Serie_Pair_Donnees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6" draw:name="Ligne_Entete_Pair_Donnees_1col" draw:style-name="Mgr10" draw:text-style-name="MP2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10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32" draw:name="Fond_Num_Serie_Im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33" draw:name="Num_Serie_Impair_Donnees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8" draw:name="Ligne_Entete_Impair_Donnees_2col" draw:style-name="Mgr10" draw:text-style-name="MP2" svg:x1="16.023cm" svg:y1="0.36cm" svg:x2="20.496cm" svg:y2="0.36cm"><text:p/></draw:line>À compléter</text:p>
      </style:header>
      <style:header-left>
        <text:p text:style-name="MP26"><draw:path text:anchor-type="paragraph" draw:z-index="116" draw:name="Fond_Num_Serie_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34" draw:name="Num_Serie_Pair_Donnees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9" draw:name="Ligne_Entete_Pair_Donnees_2col" draw:style-name="Mgr10" draw:text-style-name="MP2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5"><draw:path draw:style-name="Mgr11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10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5"><draw:path draw:style-name="Mgr11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0" draw:name="Fond_Num_Serie_Im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54" draw:name="Num_Serie_Impair_Mesures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3" draw:name="Ligne_Entete_Impair_Mesures_1col" draw:style-name="Mgr13" draw:text-style-name="MP2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32"><draw:path text:anchor-type="paragraph" draw:z-index="51" draw:name="Fond_Num_Serie_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55" draw:name="Num_Serie_Pair_Mesures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4" draw:name="Ligne_Entete_Pair_Mesures_1col" draw:style-name="Mgr13" draw:text-style-name="MP2" svg:x1="16.023cm" svg:y1="0.36cm" svg:x2="20.496cm" svg:y2="0.36cm"><text:p/></draw:line><text:span text:style-name="MT10">À </text:span><text:span text:style-name="MT9">compléter</text:span></text:p>
      </style:header-left>
      <style:footer>
        <text:h text:style-name="MP33" text:outline-level="1"><draw:g text:anchor-type="paragraph" draw:z-index="4" draw:name="Fond_Num_Page_Impair_Mesures_1col" draw:style-name="Mgr5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10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5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52" draw:name="Fond_Num_Serie_Im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56" draw:name="Num_Serie_Impair_Mesures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5" draw:name="Ligne_Entete_Impair_Mesures_2col" draw:style-name="Mgr13" draw:text-style-name="MP2" svg:x1="16.023cm" svg:y1="0.36cm" svg:x2="20.496cm" svg:y2="0.36cm"><text:p/></draw:line><text:span text:style-name="MT10">À </text:span><text:span text:style-name="MT9">compléter</text:span></text:p>
      </style:header>
      <style:header-left>
        <text:p text:style-name="MP36"><draw:path text:anchor-type="paragraph" draw:z-index="53" draw:name="Fond_Num_Serie_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57" draw:name="Num_Serie_Pair_Mesures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4" draw:name="Ligne_Entete_Pair_Mesures_2col" draw:style-name="Mgr13" draw:text-style-name="MP2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33" text:outline-level="1"><draw:g text:anchor-type="paragraph" draw:z-index="6" draw:name="Fond_Num_Page_Impair_Mesures_2col" draw:style-name="Mgr5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10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5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60" draw:name="Fond_Num_Serie_Im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41" draw:name="Num_Serie_Impair_Problemes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7" draw:name="Ligne_Entete_Impair_Problemes_2col" draw:style-name="Mgr16" draw:text-style-name="MP2" svg:x1="16.023cm" svg:y1="0.36cm" svg:x2="20.496cm" svg:y2="0.36cm"><text:p/></draw:line>À compléter</text:p>
      </style:header>
      <style:header-left>
        <text:p text:style-name="MP37"><draw:path text:anchor-type="paragraph" draw:z-index="61" draw:name="Fond_Num_Serie_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42" draw:name="Num_Serie_Pair_Problemes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8" draw:name="Ligne_Entete_Pair_Problemes_2col 1" draw:style-name="Mgr16" draw:text-style-name="MP2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5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10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5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58" draw:name="Fond_Num_Serie_Im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62" draw:name="Num_Serie_Impair_Problemes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5" draw:name="Ligne_Entete_Impair_Problemes_1col" draw:style-name="Mgr16" draw:text-style-name="MP2" svg:x1="16.023cm" svg:y1="0.36cm" svg:x2="20.496cm" svg:y2="0.36cm"><text:p/></draw:line>À compléter</text:p>
      </style:header>
      <style:header-left>
        <text:p text:style-name="MP42"><draw:path text:anchor-type="paragraph" draw:z-index="59" draw:name="Fond_Num_Serie_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63" draw:name="Num_Serie_Pair_Problemes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6" draw:name="Ligne_Entete_Pair_Problemes_1col" draw:style-name="Mgr16" draw:text-style-name="MP2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5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10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5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06" draw:name="Fond_Num_Serie_Im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102" draw:name="Ligne_Entete_Impair_Programmation_2col" draw:style-name="Mgr19" draw:text-style-name="MP2" svg:x1="16.023cm" svg:y1="0.36cm" svg:x2="20.496cm" svg:y2="0.36cm"><text:p/></draw:line><draw:frame text:anchor-type="paragraph" draw:z-index="110" draw:name="Num_Serie_Impair_Programmation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4"><draw:path text:anchor-type="paragraph" draw:z-index="107" draw:name="Fond_Num_Serie_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103" draw:name="Ligne_Entete_Pair_Programmation_2col" draw:style-name="Mgr19" draw:text-style-name="MP2" svg:x1="16.023cm" svg:y1="0.36cm" svg:x2="20.496cm" svg:y2="0.36cm"><text:p/></draw:line><draw:frame text:anchor-type="paragraph" draw:z-index="111" draw:name="Num_Serie_Pair_Programmation_2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5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10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5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104" draw:name="Fond_Num_Serie_Im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69" draw:name="Ligne_Entete_Impair_Programmation_1col" draw:style-name="Mgr19" draw:text-style-name="MP2" svg:x1="16.023cm" svg:y1="0.36cm" svg:x2="20.496cm" svg:y2="0.36cm"><text:p/></draw:line><draw:frame text:anchor-type="paragraph" draw:z-index="108" draw:name="Num_Serie_Impair_Programmatiob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9"><draw:path text:anchor-type="paragraph" draw:z-index="105" draw:name="Fond_Num_Serie_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70" draw:name="Ligne_Entete_Pair_Programmation_1col" draw:style-name="Mgr19" draw:text-style-name="MP2" svg:x1="16.023cm" svg:y1="0.36cm" svg:x2="20.496cm" svg:y2="0.36cm"><text:p/></draw:line><draw:frame text:anchor-type="paragraph" draw:z-index="109" draw:name="Num_Serie_Pair_Programmation_1col" draw:style-name="Mgr2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5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10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5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4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9T10:48:17.642850958</meta:creation-date>
    <meta:editing-duration>PT4H10M49S</meta:editing-duration>
    <meta:editing-cycles>45</meta:editing-cycles>
    <meta:generator>LibreOffice/7.4.3.2$Windows_X86_64 LibreOffice_project/1048a8393ae2eeec98dff31b5c133c5f1d08b890</meta:generator>
    <dc:date>2024-11-03T23:54:48.630000000</dc:date>
    <meta:document-statistic meta:table-count="0" meta:image-count="0" meta:object-count="23" meta:page-count="3" meta:paragraph-count="231" meta:word-count="800" meta:character-count="3393" meta:non-whitespace-character-count="2572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5</mn>
      <mn>4</mn>
    </mfrac>
    <annotation encoding="StarMath 5.0">{5} over {4}</annotation>
  </semantics>
</math>
</file>

<file path=Object 10/content.xml><?xml version="1.0" encoding="utf-8"?>
<math xmlns="http://www.w3.org/1998/Math/MathML" display="block">
  <semantics>
    <mfrac>
      <mrow>
        <mn>17</mn>
        <mspace width="0.5em"/>
        <mstyle mathsize="11pt">
          <mtext>−</mtext>
        </mstyle>
        <mspace width="0.5em"/>
        <mn>5</mn>
      </mrow>
      <mn>3</mn>
    </mfrac>
    <annotation encoding="StarMath 5.0">{{17}`  size 11 "−"  `{5}} over {3}</annotation>
  </semantics>
</math>
</file>

<file path=Object 11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4</mn>
      </mrow>
      <mrow>
        <mn>3</mn>
        <mspace width="0.5em"/>
        <mstyle mathsize="11pt">
          <mtext>−</mtext>
        </mstyle>
        <mspace width="0.5em"/>
        <mn>2</mn>
      </mrow>
    </mfrac>
    <annotation encoding="StarMath 5.0">{{15}`  times `{4}} over {{3}` size 11 "−" `{2}}</annotation>
  </semantics>
</math>
</file>

<file path=Object 13/content.xml><?xml version="1.0" encoding="utf-8"?>
<math xmlns="http://www.w3.org/1998/Math/MathML" display="block">
  <semantics>
    <mstyle mathsize="13pt">
      <mfrac>
        <mi>y</mi>
        <mi>z</mi>
      </mfrac>
    </mstyle>
    <annotation encoding="StarMath 5.0">size 13 {{y} over {z}}</annotation>
  </semantics>
</math>
</file>

<file path=Object 14/content.xml><?xml version="1.0" encoding="utf-8"?>
<math xmlns="http://www.w3.org/1998/Math/MathML" display="block">
  <semantics>
    <mstyle mathsize="13pt">
      <mfrac>
        <mrow>
          <mi>x</mi>
          <mspace width="0.5em"/>
          <mstyle mathsize="13pt">
            <mrow>
              <mo stretchy="false">+</mo>
              <mspace width="0.5em"/>
            </mrow>
          </mstyle>
          <mi>y</mi>
        </mrow>
        <mi>z</mi>
      </mfrac>
    </mstyle>
    <annotation encoding="StarMath 5.0">size 13 {{x` size 13 +`y} over {z}}</annotation>
  </semantics>
</math>
</file>

<file path=Object 15/content.xml><?xml version="1.0" encoding="utf-8"?>
<math xmlns="http://www.w3.org/1998/Math/MathML" display="block">
  <semantics>
    <mstyle mathsize="13pt">
      <mfrac>
        <mi>x</mi>
        <mrow>
          <mi>y</mi>
          <mspace width="0.5em"/>
          <mstyle mathsize="13pt">
            <mrow>
              <mo stretchy="false">+</mo>
              <mspace width="0.5em"/>
            </mrow>
          </mstyle>
          <mi>z</mi>
        </mrow>
      </mfrac>
    </mstyle>
    <annotation encoding="StarMath 5.0">size 13 {{x} over {y` size 13 +`z}}</annotation>
  </semantics>
</math>
</file>

<file path=Object 16/content.xml><?xml version="1.0" encoding="utf-8"?>
<math xmlns="http://www.w3.org/1998/Math/MathML" display="block">
  <semantics>
    <mstyle mathsize="13pt">
      <mfrac>
        <mrow>
          <mi>x</mi>
          <mspace width="0.5em"/>
          <mstyle mathsize="13pt">
            <mrow>
              <mo stretchy="false">+</mo>
              <mspace width="0.5em"/>
            </mrow>
          </mstyle>
          <mi>y</mi>
        </mrow>
        <mrow>
          <mi>y</mi>
          <mspace width="0.5em"/>
          <mstyle mathsize="13pt">
            <mrow>
              <mo stretchy="false">+</mo>
              <mspace width="0.5em"/>
            </mrow>
          </mstyle>
          <mi>z</mi>
        </mrow>
      </mfrac>
    </mstyle>
    <annotation encoding="StarMath 5.0">size 13 {{x` size 13 +`y} over {y` size 13 +`z}}</annotation>
  </semantics>
</math>
</file>

<file path=Object 17/content.xml><?xml version="1.0" encoding="utf-8"?>
<math xmlns="http://www.w3.org/1998/Math/MathML" display="block">
  <semantics>
    <mrow>
      <mn>15</mn>
      <mspace width="0.5em"/>
      <mstyle mathsize="13pt">
        <mrow>
          <mo stretchy="false">+</mo>
          <mspace width="0.5em"/>
        </mrow>
      </mstyle>
      <mfrac>
        <mn>10</mn>
        <mn>5</mn>
      </mfrac>
    </mrow>
    <annotation encoding="StarMath 5.0">15 ` size 13 +` {10} over {5}</annotation>
  </semantics>
</math>
</file>

<file path=Object 18/content.xml><?xml version="1.0" encoding="utf-8"?>
<math xmlns="http://www.w3.org/1998/Math/MathML" display="block">
  <semantics>
    <mrow>
      <mfrac>
        <mrow>
          <mn>9</mn>
          <mn>,9</mn>
        </mrow>
        <mn>3</mn>
      </mfrac>
      <mspace width="0.5em"/>
      <mstyle mathsize="11pt">
        <mtext>−</mtext>
      </mstyle>
      <mspace width="0.5em"/>
      <mn>3</mn>
      <mn>,1</mn>
    </mrow>
    <annotation encoding="StarMath 5.0">{9,9} over {3} ` size 11 "−" ` 3,1</annotation>
  </semantics>
</math>
</file>

<file path=Object 19/content.xml><?xml version="1.0" encoding="utf-8"?>
<math xmlns="http://www.w3.org/1998/Math/MathML" display="block">
  <semantics>
    <mrow>
      <mn>9</mn>
      <mn>,2</mn>
      <mspace width="0.5em"/>
      <mstyle mathsize="11pt">
        <mtext>−</mtext>
      </mstyle>
      <mspace width="0.5em"/>
      <mfrac>
        <mrow>
          <mn>7</mn>
          <mn>,2</mn>
        </mrow>
        <mn>9</mn>
      </mfrac>
    </mrow>
    <annotation encoding="StarMath 5.0">9,2 ` size 11 "−" ` {7,2} over {9}</annotation>
  </semantics>
</math>
</file>

<file path=Object 2/content.xml><?xml version="1.0" encoding="utf-8"?>
<math xmlns="http://www.w3.org/1998/Math/MathML" display="block">
  <semantics>
    <mfrac>
      <mrow>
        <mn>17</mn>
        <mspace width="0.5em"/>
        <mstyle mathsize="11pt">
          <mtext>−</mtext>
        </mstyle>
        <mspace width="0.5em"/>
        <mn>15</mn>
      </mrow>
      <mrow>
        <mn>3</mn>
        <mspace width="0.5em"/>
        <mstyle mathsize="13pt">
          <mrow>
            <mo stretchy="false">+</mo>
            <mspace width="0.5em"/>
          </mrow>
        </mstyle>
        <mn>2</mn>
      </mrow>
    </mfrac>
    <annotation encoding="StarMath 5.0">{{17}` size 11 "−" `{15}} over {{3}` size 13 +`{2}}</annotation>
  </semantics>
</math>
</file>

<file path=Object 21/content.xml><?xml version="1.0" encoding="utf-8"?>
<math xmlns="http://www.w3.org/1998/Math/MathML" display="block">
  <semantics>
    <mfrac>
      <mrow>
        <mn>36</mn>
        <mspace width="0.5em"/>
        <mstyle mathsize="13pt">
          <mrow>
            <mo stretchy="false">+</mo>
            <mspace width="0.5em"/>
          </mrow>
        </mstyle>
        <mn>9</mn>
      </mrow>
      <mn>10</mn>
    </mfrac>
    <annotation encoding="StarMath 5.0">{{36} ` size 13 +` {9}} over {10}</annotation>
  </semantics>
</math>
</file>

<file path=Object 22/content.xml><?xml version="1.0" encoding="utf-8"?>
<math xmlns="http://www.w3.org/1998/Math/MathML" display="block">
  <semantics>
    <mfrac>
      <mfrac>
        <mn>30</mn>
        <mn>10</mn>
      </mfrac>
      <mrow>
        <mspace width="2em"/>
        <mn>2</mn>
        <mspace width="2em"/>
      </mrow>
    </mfrac>
    <annotation encoding="StarMath 5.0">{{30} over {10}} over {````2````}</annotation>
  </semantics>
</math>
</file>

<file path=Object 23/content.xml><?xml version="1.0" encoding="utf-8"?>
<math xmlns="http://www.w3.org/1998/Math/MathML" display="block">
  <semantics>
    <mfrac>
      <mrow>
        <mspace width="1em"/>
        <mn>30</mn>
        <mspace width="1em"/>
      </mrow>
      <mfrac>
        <mn>10</mn>
        <mn>2</mn>
      </mfrac>
    </mfrac>
    <annotation encoding="StarMath 5.0">{``30``} over {{10} over {2}}</annotation>
  </semantics>
</math>
</file>

<file path=Object 24/content.xml><?xml version="1.0" encoding="utf-8"?>
<math xmlns="http://www.w3.org/1998/Math/MathML" display="block">
  <semantics>
    <mfrac>
      <mrow>
        <mn>9</mn>
        <mrow>
          <mspace width="0.5em"/>
          <mo stretchy="false">×</mo>
          <mspace width="0.5em"/>
        </mrow>
        <mn>4</mn>
      </mrow>
      <mrow>
        <mn>8</mn>
        <mspace width="0.5em"/>
        <mstyle mathsize="11pt">
          <mtext>−</mtext>
        </mstyle>
        <mspace width="0.5em"/>
        <mn>2</mn>
      </mrow>
    </mfrac>
    <annotation encoding="StarMath 5.0">{{9} `times` {4}} over {{8} ` size 11 "−" ` {2}}</annotation>
  </semantics>
</math>
</file>

<file path=Object 26/content.xml><?xml version="1.0" encoding="utf-8"?>
<math xmlns="http://www.w3.org/1998/Math/MathML" display="block">
  <semantics>
    <mfrac>
      <mrow>
        <mn>86</mn>
        <mspace width="0.5em"/>
        <mstyle mathsize="11pt">
          <mtext>−</mtext>
        </mstyle>
        <mspace width="0.5em"/>
        <mn>14</mn>
      </mrow>
      <mrow>
        <mn>8</mn>
        <mrow>
          <mspace width="0.5em"/>
          <mo stretchy="false">×</mo>
          <mspace width="0.5em"/>
        </mrow>
        <mn>2</mn>
      </mrow>
    </mfrac>
    <annotation encoding="StarMath 5.0">{{86} ` size 11 "−" ` {14}} over {{8} `times` {2}}</annotation>
  </semantics>
</math>
</file>

<file path=Object 3/content.xml><?xml version="1.0" encoding="utf-8"?>
<math xmlns="http://www.w3.org/1998/Math/MathML" display="block">
  <semantics>
    <mfrac>
      <mn>15</mn>
      <mn>3</mn>
    </mfrac>
    <annotation encoding="StarMath 5.0">{15} over {3}</annotation>
  </semantics>
</math>
</file>

<file path=Object 4/content.xml><?xml version="1.0" encoding="utf-8"?>
<math xmlns="http://www.w3.org/1998/Math/MathML" display="block">
  <semantics>
    <mfrac>
      <mn>8</mn>
      <mrow>
        <mn>5</mn>
        <mspace width="0.5em"/>
        <mstyle mathsize="13pt">
          <mrow>
            <mo stretchy="false">+</mo>
            <mspace width="0.5em"/>
          </mrow>
        </mstyle>
        <mn>4</mn>
      </mrow>
    </mfrac>
    <annotation encoding="StarMath 5.0">{8} over {{5}` size 13 +`{4}}</annotation>
  </semantics>
</math>
</file>

<file path=Object 5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4</mn>
      </mrow>
      <mrow>
        <mn>3</mn>
        <mspace width="0.5em"/>
        <mstyle mathsize="11pt">
          <mtext>−</mtext>
        </mstyle>
        <mspace width="0.5em"/>
        <mn>2</mn>
      </mrow>
    </mfrac>
    <annotation encoding="StarMath 5.0">{{15}`times`{4}} over {{3}` size 11 "−" `{2}}</annotation>
  </semantics>
</math>
</file>

<file path=Object 6/content.xml><?xml version="1.0" encoding="utf-8"?>
<math xmlns="http://www.w3.org/1998/Math/MathML" display="block">
  <semantics>
    <mfrac>
      <mrow>
        <mn>15</mn>
        <mstyle mathsize="13pt">
          <mspace width="0.5em"/>
        </mstyle>
        <mstyle mathvariant="normal">
          <mrow>
            <mo stretchy="false">+</mo>
            <mspace width="0.5em"/>
          </mrow>
        </mstyle>
        <mn>4</mn>
      </mrow>
      <mrow>
        <mn>13</mn>
        <mspace width="0.5em"/>
        <mstyle mathsize="11pt">
          <mtext>−</mtext>
        </mstyle>
        <mspace width="0.5em"/>
        <mn>3</mn>
      </mrow>
    </mfrac>
    <annotation encoding="StarMath 5.0">{{15} size 13`nitalic+`{4}} over {{13}` size 11 "−" `{3}}</annotation>
  </semantics>
</math>
</file>

<file path=Object 7/content.xml><?xml version="1.0" encoding="utf-8"?>
<math xmlns="http://www.w3.org/1998/Math/MathML" display="block">
  <semantics>
    <mfrac>
      <mn>81</mn>
      <mn>9</mn>
    </mfrac>
    <annotation encoding="StarMath 5.0">{81} over {9}</annotation>
  </semantics>
</math>
</file>

<file path=Object 8/content.xml><?xml version="1.0" encoding="utf-8"?>
<math xmlns="http://www.w3.org/1998/Math/MathML" display="block">
  <semantics>
    <mfrac>
      <mrow>
        <mn>45</mn>
        <mn>,5</mn>
      </mrow>
      <mrow>
        <mn>2</mn>
        <mrow>
          <mspace width="0.5em"/>
          <mo stretchy="false">×</mo>
          <mspace width="0.5em"/>
        </mrow>
        <mn>3</mn>
        <mspace width="0.5em"/>
        <mstyle mathsize="11pt">
          <mtext>−</mtext>
        </mstyle>
        <mspace width="0.5em"/>
        <mn>1</mn>
      </mrow>
    </mfrac>
    <annotation encoding="StarMath 5.0">{{45,5}} over {{2}`times` {3} ` size 11 "−" ` {1}}</annotation>
  </semantics>
</math>
</file>

<file path=Object 9/content.xml><?xml version="1.0" encoding="utf-8"?>
<math xmlns="http://www.w3.org/1998/Math/MathML" display="block">
  <semantics>
    <mfrac>
      <mn>27</mn>
      <mrow>
        <mn>2</mn>
        <mrow>
          <mspace width="0.5em"/>
          <mo stretchy="false">×</mo>
          <mspace width="0.5em"/>
        </mrow>
        <mn>3</mn>
      </mrow>
    </mfrac>
    <annotation encoding="StarMath 5.0">{27} over {{2}`times` {3}}</annotation>
  </semantics>
</math>
</file>